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fo="urn:oasis:names:tc:opendocument:xmlns:xsl-fo-compatible:1.0" xmlns:number="urn:oasis:names:tc:opendocument:xmlns:datastyle:1.0" xmlns:text="urn:oasis:names:tc:opendocument:xmlns:text:1.0" xmlns:table="urn:oasis:names:tc:opendocument:xmlns:table:1.0" office:version="1.0">
  <office:automatic-styles>
    <style:style style:name="keyimages-title" style:family="table-cell" style:parent-style-name="Default">
      <style:table-cell-properties fo:background-color="#d2f5b0" fo:border="0.002cm solid #000000"/>
      <style:text-properties fo:font-weight="bold" style:font-weight-asian="bold" style:font-weight-complex="bold"/>
      <style:paragraph-properties fo:text-align="center" fo:margin-left="0cm"/>
    </style:style>
    <style:style style:name="chronos-title" style:family="table-cell" style:parent-style-name="Default">
      <style:table-cell-properties fo:background-color="#c2dfff" fo:border="0.002cm solid #000000"/>
      <style:text-properties fo:font-weight="bold" style:font-weight-asian="bold" style:font-weight-complex="bold"/>
      <style:paragraph-properties fo:text-align="center" fo:margin-left="0cm"/>
    </style:style>
    <style:style style:name="track-title" style:family="table-cell" style:parent-style-name="Default">
      <style:table-cell-properties fo:background-color="#e3b7eb" fo:border="0.002cm solid #000000"/>
      <style:text-properties fo:font-weight="bold" style:font-weight-asian="bold" style:font-weight-complex="bold"/>
      <style:paragraph-properties fo:text-align="center" fo:margin-left="0cm"/>
    </style:style>
    <style:style style:name="data" style:family="table-cell" style:parent-style-name="Default">
      <style:table-cell-properties fo:border="0.002cm solid #000000"/>
    </style:style>
    <style:style style:name="header" style:family="table-cell" style:parent-style-name="Default">
      <style:table-cell-properties fo:background-color="#e8e8e8" fo:border="0.002cm solid #000000"/>
      <style:paragraph-properties fo:text-align="center" fo:margin-left="0cm"/>
    </style:style>
  </office:automatic-styles>
  <office:body>
    <office:spreadsheet>
      <table:table table:name="IBmBiomec2021_Encontro04_videos_c2cal">
        <table:table-column/>
        <table:table-column/>
        <table:table-row>
          <table:table-cell>
            <text:p/>
          </table:table-cell>
        </table:table-row>
        <table:table-row>
          <table:table-cell table:style-name="keyimages-title" table:number-columns-spanned="2">
            <text:p>Key Images</text:p>
          </table:table-cell>
        </table:table-row>
        <table:table-row>
          <table:table-cell table:style-name="header">
            <text:p>Name</text:p>
          </table:table-cell>
          <table:table-cell table:style-name="header">
            <text:p>Time</text:p>
          </table:table-cell>
        </table:table-row>
        <table:table-row>
          <table:table-cell table:style-name="data">
            <text:p>0.00</text:p>
          </table:table-cell>
          <table:table-cell table:style-name="data">
            <text:p>0.00</text:p>
          </table:table-cell>
        </table:table-row>
        <table:table-row>
          <table:table-cell>
            <text:p/>
          </table:table-cell>
        </table:table-row>
        <table:table-row>
          <table:table-cell table:style-name="keyimages-title" table:number-columns-spanned="4">
            <text:p>Points</text:p>
          </table:table-cell>
        </table:table-row>
        <table:table-row>
          <table:table-cell table:style-name="header">
            <text:p>Name</text:p>
          </table:table-cell>
          <table:table-cell table:style-name="header">
            <text:p>X</text:p>
          </table:table-cell>
          <table:table-cell table:style-name="header">
            <text:p>Y</text:p>
          </table:table-cell>
          <table:table-cell table:style-name="header">
            <text:p>Time</text:p>
          </table:table-cell>
        </table:table-row>
        <table:table-row>
          <table:table-cell table:style-name="data">
            <text:p>Marcador 1</text:p>
          </table:table-cell>
          <table:table-cell table:style-name="data" office:value-type="float" office:value="-165.98">
            <text:p>-165,98</text:p>
          </table:table-cell>
          <table:table-cell table:style-name="data" office:value-type="float" office:value="-58.89">
            <text:p>-58,89</text:p>
          </table:table-cell>
          <table:table-cell table:style-name="data">
            <text:p>0.00</text:p>
          </table:table-cell>
        </table:table-row>
        <table:table-row>
          <table:table-cell table:style-name="data">
            <text:p>Marcador 2</text:p>
          </table:table-cell>
          <table:table-cell table:style-name="data" office:value-type="float" office:value="63.39">
            <text:p>63,39</text:p>
          </table:table-cell>
          <table:table-cell table:style-name="data" office:value-type="float" office:value="-37.68">
            <text:p>-37,68</text:p>
          </table:table-cell>
          <table:table-cell table:style-name="data">
            <text:p>0.00</text:p>
          </table:table-cell>
        </table:table-row>
        <table:table-row>
          <table:table-cell table:style-name="data">
            <text:p>Marcador 3</text:p>
          </table:table-cell>
          <table:table-cell table:style-name="data" office:value-type="float" office:value="124.67">
            <text:p>124,67</text:p>
          </table:table-cell>
          <table:table-cell table:style-name="data" office:value-type="float" office:value="-57.32">
            <text:p>-57,32</text:p>
          </table:table-cell>
          <table:table-cell table:style-name="data">
            <text:p>0.00</text:p>
          </table:table-cell>
        </table:table-row>
        <table:table-row>
          <table:table-cell table:style-name="data">
            <text:p>Marcador 4</text:p>
          </table:table-cell>
          <table:table-cell table:style-name="data" office:value-type="float" office:value="-120.42">
            <text:p>-120,42</text:p>
          </table:table-cell>
          <table:table-cell table:style-name="data" office:value-type="float" office:value="-81.67">
            <text:p>-81,67</text:p>
          </table:table-cell>
          <table:table-cell table:style-name="data">
            <text:p>0.00</text:p>
          </table:table-cell>
        </table:table-row>
        <table:table-row>
          <table:table-cell table:style-name="data">
            <text:p>Marcador 5</text:p>
          </table:table-cell>
          <table:table-cell table:style-name="data" office:value-type="float" office:value="-170.69">
            <text:p>-170,69</text:p>
          </table:table-cell>
          <table:table-cell table:style-name="data" office:value-type="float" office:value="11.81">
            <text:p>11,81</text:p>
          </table:table-cell>
          <table:table-cell table:style-name="data">
            <text:p>0.00</text:p>
          </table:table-cell>
        </table:table-row>
        <table:table-row>
          <table:table-cell table:style-name="data">
            <text:p>Marcador 6</text:p>
          </table:table-cell>
          <table:table-cell table:style-name="data" office:value-type="float" office:value="61.82">
            <text:p>61,82</text:p>
          </table:table-cell>
          <table:table-cell table:style-name="data" office:value-type="float" office:value="29.09">
            <text:p>29,09</text:p>
          </table:table-cell>
          <table:table-cell table:style-name="data">
            <text:p>0.00</text:p>
          </table:table-cell>
        </table:table-row>
        <table:table-row>
          <table:table-cell table:style-name="data">
            <text:p>Marcador 7</text:p>
          </table:table-cell>
          <table:table-cell table:style-name="data" office:value-type="float" office:value="123.88">
            <text:p>123,88</text:p>
          </table:table-cell>
          <table:table-cell table:style-name="data" office:value-type="float" office:value="14.17">
            <text:p>14,17</text:p>
          </table:table-cell>
          <table:table-cell table:style-name="data">
            <text:p>0.00</text:p>
          </table:table-cell>
        </table:table-row>
        <table:table-row>
          <table:table-cell table:style-name="data">
            <text:p>Marcador 8</text:p>
          </table:table-cell>
          <table:table-cell table:style-name="data" office:value-type="float" office:value="-123.56">
            <text:p>-123,56</text:p>
          </table:table-cell>
          <table:table-cell table:style-name="data" office:value-type="float" office:value="-5.47">
            <text:p>-5,47</text:p>
          </table:table-cell>
          <table:table-cell table:style-name="data">
            <text:p>0.00</text:p>
          </table:table-cell>
        </table:table-row>
        <table:table-row>
          <table:table-cell table:style-name="data">
            <text:p>Marcador 9</text:p>
          </table:table-cell>
          <table:table-cell table:style-name="data" office:value-type="float" office:value="-173.05">
            <text:p>-173,05</text:p>
          </table:table-cell>
          <table:table-cell table:style-name="data" office:value-type="float" office:value="84.08">
            <text:p>84,08</text:p>
          </table:table-cell>
          <table:table-cell table:style-name="data">
            <text:p>0.00</text:p>
          </table:table-cell>
        </table:table-row>
        <table:table-row>
          <table:table-cell table:style-name="data">
            <text:p>Marcador 10</text:p>
          </table:table-cell>
          <table:table-cell table:style-name="data" office:value-type="float" office:value="59.47">
            <text:p>59,47</text:p>
          </table:table-cell>
          <table:table-cell table:style-name="data" office:value-type="float" office:value="97.43">
            <text:p>97,43</text:p>
          </table:table-cell>
          <table:table-cell table:style-name="data">
            <text:p>0.00</text:p>
          </table:table-cell>
        </table:table-row>
        <table:table-row>
          <table:table-cell table:style-name="data">
            <text:p>Marcador 11</text:p>
          </table:table-cell>
          <table:table-cell table:style-name="data" office:value-type="float" office:value="122.31">
            <text:p>122,31</text:p>
          </table:table-cell>
          <table:table-cell table:style-name="data" office:value-type="float" office:value="89.58">
            <text:p>89,58</text:p>
          </table:table-cell>
          <table:table-cell table:style-name="data">
            <text:p>0.00</text:p>
          </table:table-cell>
        </table:table-row>
        <table:table-row>
          <table:table-cell table:style-name="data">
            <text:p>Marcador 12</text:p>
          </table:table-cell>
          <table:table-cell table:style-name="data" office:value-type="float" office:value="-125.92">
            <text:p>-125,92</text:p>
          </table:table-cell>
          <table:table-cell table:style-name="data" office:value-type="float" office:value="72.30">
            <text:p>72,30</text:p>
          </table:table-cell>
          <table:table-cell table:style-name="data">
            <text:p>0.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office:version="1.1"/>
</file>

<file path=meta.xml><?xml version="1.0" encoding="utf-8"?>
<office:document-meta xmlns:office="urn:oasis:names:tc:opendocument:xmlns:office:1.0" office:version="1.1"/>
</file>